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automatic-styles>
    <style:style style:name="P1" style:family="paragraph" style:parent-style-name="Heading_20_4">
      <style:text-properties fo:font-variant="normal" fo:text-transform="none" fo:color="#312b2c" loext:opacity="100%" style:font-name="Open Sans" fo:letter-spacing="normal" fo:font-style="normal" fo:font-weight="normal"/>
    </style:style>
    <style:style style:name="P2"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12b2c" loext:opacity="100%" style:font-name="Open Sans" fo:font-size="11.25pt" fo:letter-spacing="normal" fo:font-style="normal" fo:font-weight="normal"/>
    </style:style>
    <style:style style:name="P3" style:family="paragraph" style:parent-style-name="Text_20_body" style:list-style-name="L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12b2c" loext:opacity="100%" style:font-name="Open Sans" fo:font-size="11.25pt" fo:letter-spacing="normal" fo:font-style="normal" fo:font-weight="normal"/>
    </style:style>
    <text:list-style style:name="L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number text:level="3" text:style-name="Numbering_20_Symbols" loext:num-list-format="%3%." style:num-suffix="." style:num-format="1">
        <style:list-level-properties text:space-before="1.4772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Questions</text:h>
      <text:list text:style-name="L1">
        <text:list-item>
          <text:p text:style-name="P3">Consider a system that has 8 tape drives, 9 modems, and 8 printers.</text:p>
          <text:p text:style-name="P3">Assume there are 5 processes, P0 - P4, with the following overall requirements:</text:p>
          <text:list>
            <text:list-item>
              <text:p text:style-name="P3">P0 requires 0 tape drives, 5 modems, and 2 printers;</text:p>
            </text:list-item>
            <text:list-item>
              <text:p text:style-name="P3">P1 requires 2 tape drives, 4 modems, and 6 printers;</text:p>
            </text:list-item>
            <text:list-item>
              <text:p text:style-name="P3">P2 requires 8 tape drives, 6 modems, and 2 printers;</text:p>
            </text:list-item>
            <text:list-item>
              <text:p text:style-name="P3">P3 requires 6 tape drives, 1 modems, and 1 printers; and</text:p>
            </text:list-item>
            <text:list-item>
              <text:p text:style-name="P3">P4 requires 2 tape drives, 8 modems, and 2 printers.</text:p>
            </text:list-item>
          </text:list>
          <text:p text:style-name="P3">Further assume the processes are already holding some of their required resources (so, for example, P0 only requires a further 0 tape drives, 2 modems, and 0 printer):</text:p>
          <text:list text:continue-numbering="true">
            <text:list-item>
              <text:p text:style-name="P3">P0 is currently holding 0 tape drive(s), 3 modem(s), and 2 printer(s);</text:p>
            </text:list-item>
            <text:list-item>
              <text:p text:style-name="P3">P1 is currently holding 2 tape drive(s), 1 modem(s), and 1 printer(s);</text:p>
            </text:list-item>
            <text:list-item>
              <text:p text:style-name="P3">P2 is currently holding 0 tape drive(s), 0 modem(s), and 2 printer(s);</text:p>
            </text:list-item>
            <text:list-item>
              <text:p text:style-name="P3">P3 is currently holding 4 tape drive(s), 0 modem(s), and 0 printer(s); and</text:p>
            </text:list-item>
            <text:list-item>
              <text:p text:style-name="P3">P4 is currently holding 1 tape drive(s), 3 modem(s), and 2 printer(s).</text:p>
            </text:list-item>
          </text:list>
          <text:p text:style-name="P3">Use the Banker’s Algorithm to determine if this state is safe. Show each step of the process.</text:p>
        </text:list-item>
        <text:list-item>
          <text:p text:style-name="P3">Consider a process that refers to five pages: A, B, C, D, and E. The pages are referenced in the following order: C, A, C, E, B, D, C, C, B, D, E, A, E, B, D. Assuming memory is initially empty, and that no other processes are running, show the contents of each page frame for each step, along with any other necessary data (i.e. status of the referenced bit for second-chance and clock, process queue for second-chance, and the clock pointer for clock), and determine the number of page transfers during this sequence of references for the following page replacement algorithms and numbers of page frames:</text:p>
          <text:list>
            <text:list-item>
              <text:p text:style-name="P3">First-in, first-out:</text:p>
              <text:list>
                <text:list-item>
                  <text:p text:style-name="P3">3 page frames</text:p>
                </text:list-item>
                <text:list-item>
                  <text:p text:style-name="P3">4 page frames</text:p>
                </text:list-item>
                <text:list-item>
                  <text:p text:style-name="P3">5 page frames</text:p>
                </text:list-item>
              </text:list>
            </text:list-item>
            <text:list-item>
              <text:p text:style-name="P3">Second-chance (assuming referenced bit is set when a page is first put in memory):</text:p>
              <text:list>
                <text:list-item>
                  <text:p text:style-name="P3">3 page frames</text:p>
                </text:list-item>
                <text:list-item>
                  <text:p text:style-name="P3"><text:soft-page-break/>4 page frames</text:p>
                </text:list-item>
                <text:list-item>
                  <text:p text:style-name="P3">5 page frames</text:p>
                </text:list-item>
              </text:list>
            </text:list-item>
            <text:list-item>
              <text:p text:style-name="P3">Clock (assuming referenced bit is set when a page is first put in memory):</text:p>
              <text:list>
                <text:list-item>
                  <text:p text:style-name="P3">3 page frames</text:p>
                </text:list-item>
                <text:list-item>
                  <text:p text:style-name="P3">4 page frames</text:p>
                </text:list-item>
                <text:list-item>
                  <text:p text:style-name="P3">5 page frames</text:p>
                </text:list-item>
              </text:list>
            </text:list-item>
          </text:list>
        </text:list-item>
        <text:list-item>
          <text:p text:style-name="P3">Suppose an I-node can hold 11 direct block pointers, 5 indirect block pointers, and 3 double-indirect block pointers. Given a block size of 4KB, and 128-bit block numbers:</text:p>
          <text:list>
            <text:list-item>
              <text:p text:style-name="P3">What is the size (in bytes) of the smallest file that requires use of an indirect block pointer?</text:p>
            </text:list-item>
            <text:list-item>
              <text:p text:style-name="P3">What is the size (in bytes) of the smallest file that requires use of a double-indirect block pointer?</text:p>
            </text:list-item>
            <text:list-item>
              <text:p text:style-name="P3">What is the size (in bytes) of the largest file supported by this system?</text:p>
            </text:list-item>
            <text:list-item>
              <text:p text:style-name="P3">What is the size (in bytes) of the largest file that would be supported by this system if it had 64-bit block numbers instead of 128-bit block numbers?</text:p>
            </text:list-item>
          </text:list>
        </text:list-item>
        <text:list-item>
          <text:p text:style-name="P3">An application program takes time T to execute on a 10-computer cluster</text:p>
          <text:list>
            <text:list-item>
              <text:p text:style-name="P3">What is the effective speedup of running this application on the cluster rather than a single computer if 25% of T is spent running on all 10 computers, and the remaining time is spent running on a single computer?</text:p>
            </text:list-item>
            <text:list-item>
              <text:p text:style-name="P3">What is the effective speedup of running this application on the cluster rather than a single computer if 50% of T is spent running on all 10 computers, and the remaining time is spent running on a single computer?</text:p>
            </text:list-item>
            <text:list-item>
              <text:p text:style-name="P3">What is the effective speedup of running this application on the cluster rather than a single computer if 7% of T is spent running on all 10 computers, 34% of T is spent running on 7 computers, and the remaining time is spent running on a single computer?</text:p>
            </text:list-item>
            <text:list-item>
              <text:p text:style-name="P3">What is the effective speedup of running this application on the cluster rather than a single computer if 94% of T is spent running on all 10 computers,4% of T is spent running on 6 computers, and the remaining time is spent running on a single computer?</text:p>
            </text:list-item>
          </text:list>
        </text:list-item>
        <text:list-item>
          <text:p text:style-name="P2">A computer virus is malicious software that replicates itself by modifying other programs to insert its own code. Antivirus software was initially designed to detect and remove computer viruses, but now also provides protection from other potential computer threats. Write a brief (approx. 500 words) history of the development of <text:soft-page-break/>antivirus software, describing some of the techniques used by viruses that have required new methods of detection for antivirus softwar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35:53.499057116</meta:creation-date>
    <dc:date>2024-09-11T14:53:19.148172187</dc:date>
    <meta:editing-duration>PT7M14S</meta:editing-duration>
    <meta:editing-cycles>1</meta:editing-cycles>
    <meta:document-statistic meta:table-count="0" meta:image-count="0" meta:object-count="0" meta:page-count="3" meta:paragraph-count="39" meta:word-count="745" meta:character-count="4050" meta:non-whitespace-character-count="3379"/>
    <meta:generator>LibreOffice/24.2.5.2$Linux_X86_64 LibreOffice_project/420$Build-2</meta:generator>
  </office:meta>
</office:document-meta>
</file>